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9211e" style:font-name="Arial" fo:font-size="18pt" style:text-underline-style="none" officeooo:rsid="0006a4b9" officeooo:paragraph-rsid="0006a4b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style:font-name="Arial" fo:font-size="18pt" style:text-underline-style="none" officeooo:rsid="0007d510" officeooo:paragraph-rsid="0007d510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c9211e" style:font-name="Arial" fo:font-size="18pt" style:text-underline-style="none" officeooo:rsid="00081e97" officeooo:paragraph-rsid="00081e97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c9211e" style:font-name="Arial" fo:font-size="18pt" style:text-underline-style="none" officeooo:rsid="00092732" officeooo:paragraph-rsid="00092732" fo:background-color="transparent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c9211e" style:font-name="Arial" fo:font-size="32pt" style:text-underline-style="solid" style:text-underline-width="auto" style:text-underline-color="font-color" officeooo:rsid="0006a4b9" officeooo:paragraph-rsid="0006a4b9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fo:color="#c9211e" officeooo:rsid="0007d510" officeooo:paragraph-rsid="0007d510"/>
    </style:style>
    <style:style style:name="P7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06a4b9" officeooo:paragraph-rsid="0006a4b9" style:font-size-asian="15.75pt" style:font-size-complex="18pt"/>
    </style:style>
    <style:style style:name="P8" style:family="paragraph" style:parent-style-name="Standard" style:list-style-name="L1">
      <style:paragraph-properties fo:text-align="start" style:justify-single-word="false"/>
      <style:text-properties fo:color="#3465a4" style:font-name="Arial" fo:font-size="18pt" style:text-underline-style="none" officeooo:rsid="0006a4b9" officeooo:paragraph-rsid="0006a4b9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07d510" officeooo:paragraph-rsid="0007d510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081e97" officeooo:paragraph-rsid="00081e97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092732" officeooo:paragraph-rsid="00092732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0b0dbf" officeooo:paragraph-rsid="000b0dbf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3465a4" style:font-name="Arial" fo:font-size="18pt" style:text-underline-style="none" officeooo:rsid="000b0dbf" officeooo:paragraph-rsid="000b0dbf" fo:background-color="transparent" style:font-size-asian="15.75pt" style:font-size-complex="18pt"/>
    </style:style>
    <style:style style:name="P14" style:family="paragraph" style:parent-style-name="Standard" style:list-style-name="L6">
      <style:paragraph-properties fo:text-align="start" style:justify-single-word="false"/>
      <style:text-properties fo:color="#3465a4" style:font-name="Arial" fo:font-size="18pt" style:text-underline-style="none" officeooo:rsid="000b0dbf" officeooo:paragraph-rsid="000b0dbf" fo:background-color="transparent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officeooo:rsid="0007d510" officeooo:paragraph-rsid="0007d510"/>
    </style:style>
    <style:style style:name="P16" style:family="paragraph" style:parent-style-name="Standard" style:list-style-name="L5">
      <style:paragraph-properties fo:text-align="start" style:justify-single-word="false"/>
      <style:text-properties officeooo:rsid="0007d510" officeooo:paragraph-rsid="0007d510"/>
    </style:style>
    <style:style style:name="P17" style:family="paragraph" style:parent-style-name="Standard">
      <style:paragraph-properties fo:text-align="start" style:justify-single-word="false"/>
      <style:text-properties officeooo:paragraph-rsid="0007d510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07d510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fo:color="#168253"/>
    </style:style>
    <style:style style:name="T2" style:family="text">
      <style:text-properties fo:color="#168253" style:font-name="Arial" fo:font-size="18pt" style:text-underline-style="none" officeooo:rsid="0007d510" style:font-size-asian="15.75pt" style:font-size-complex="18pt"/>
    </style:style>
    <style:style style:name="T3" style:family="text">
      <style:text-properties fo:color="#c9211e"/>
    </style:style>
    <style:style style:name="T4" style:family="text">
      <style:text-properties fo:color="#c9211e" style:text-underline-style="solid" style:text-underline-width="auto" style:text-underline-color="font-color"/>
    </style:style>
    <style:style style:name="T5" style:family="text">
      <style:text-properties fo:color="#c9211e" style:font-name="Arial" fo:font-size="18pt" style:text-underline-style="none" officeooo:rsid="0007d510" style:font-size-asian="15.75pt" style:font-size-complex="1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officeooo:rsid="00081e97" fo:background-color="#ffff00" loext:char-shading-value="0" style:font-weight-asian="bold" style:font-weight-complex="bold"/>
    </style:style>
    <style:style style:name="T8" style:family="text">
      <style:text-properties fo:color="#3465a4" style:font-name="Arial" fo:font-size="18pt" style:text-underline-style="none" style:font-size-asian="15.75pt" style:font-size-complex="18pt"/>
    </style:style>
    <style:style style:name="T9" style:family="text">
      <style:text-properties fo:color="#3465a4" style:font-name="Arial" fo:font-size="18pt" style:text-underline-style="none" officeooo:rsid="0007d510" style:font-size-asian="15.75pt" style:font-size-complex="18pt"/>
    </style:style>
    <style:style style:name="T10" style:family="text">
      <style:text-properties fo:color="#3465a4" style:font-name="Arial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T11" style:family="text">
      <style:text-properties fo:color="#3465a4" style:font-name="Arial" fo:font-size="18pt" style:text-underline-style="solid" style:text-underline-width="auto" style:text-underline-color="font-color" fo:font-weight="bold" officeooo:rsid="00081e97" fo:background-color="#5eb91e" loext:char-shading-value="0" style:font-size-asian="15.75pt" style:font-weight-asian="bold" style:font-size-complex="18pt" style:font-weight-complex="bold"/>
    </style:style>
    <style:style style:name="T12" style:family="text">
      <style:text-properties style:font-name="Arial" fo:font-size="18pt" style:text-underline-style="none" style:font-size-asian="15.75pt" style:font-size-complex="18pt"/>
    </style:style>
    <style:style style:name="T13" style:family="text">
      <style:text-properties style:font-name="Arial" fo:font-size="18pt" style:text-underline-style="solid" style:text-underline-width="auto" style:text-underline-color="font-color" style:font-size-asian="15.75pt" style:font-size-complex="18pt"/>
    </style:style>
    <style:style style:name="T14" style:family="text">
      <style:text-properties fo:background-color="#5eb91e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fo:color="#1e6a39"/>
    </style:style>
    <style:style style:name="T18" style:family="text">
      <style:text-properties fo:background-color="#ff0000" loext:char-shading-value="0"/>
    </style:style>
    <style:style style:name="T19" style:family="text">
      <style:text-properties fo:background-color="#8d1d75" loext:char-shading-value="0"/>
    </style:style>
    <style:style style:name="T20" style:family="text">
      <style:text-properties fo:color="#000000"/>
    </style:style>
    <style:style style:name="T21" style:family="text">
      <style:text-properties fo:background-color="#069a2e" loext:char-shading-value="0"/>
    </style:style>
    <style:style style:name="T22" style:family="text">
      <style:text-properties fo:color="#6509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81cm" fo:min-width="0.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529cm" fo:min-width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859cm" fo:min-width="0.8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995cm" fo:min-width="0.9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693cm" fo:min-width="0.6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76cm" fo:min-width="0.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637cm" fo:min-width="1.6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628cm" fo:min-width="0.6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43cm" fo:min-width="0.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579cm" fo:min-width="0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448cm" fo:min-width="0.4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1.305cm" fo:min-width="1.3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ff0000" draw:textarea-horizontal-align="justify" draw:textarea-vertical-align="middle" draw:auto-grow-height="false" fo:min-height="0.563cm" fo:min-width="0.5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ff0000" draw:textarea-horizontal-align="justify" draw:textarea-vertical-align="middle" draw:auto-grow-height="false" fo:min-height="0.695cm" fo:min-width="0.6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ff0000" draw:textarea-horizontal-align="justify" draw:textarea-vertical-align="middle" draw:auto-grow-height="false" fo:min-height="0.612cm" fo:min-width="0.6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ff0000" draw:textarea-horizontal-align="justify" draw:textarea-vertical-align="middle" draw:auto-grow-height="false" fo:min-height="0.61cm" fo:min-width="0.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ff0000" draw:textarea-horizontal-align="justify" draw:textarea-vertical-align="middle" draw:auto-grow-height="false" fo:min-height="0.579cm" fo:min-width="0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ff0000" draw:textarea-horizontal-align="justify" draw:textarea-vertical-align="middle" draw:auto-grow-height="false" fo:min-height="0.464cm" fo:min-width="0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1.499cm" fo:min-width="1.4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E RÉSEAU</text:p>
      <text:p text:style-name="P5">INFORMATIQUE</text:p>
      <text:p text:style-name="P5"/>
      <text:p text:style-name="P7">Un réseau informatique est un ensemble d’ordinateurs ou de terminaux (imprimantes, tablettes, téléphones, objets connectés …) reliés entre eux et capables de <text:span text:style-name="T1">communiquer</text:span> ensemble.</text:p>
      <text:p text:style-name="P7"/>
      <text:p text:style-name="P1">I/ <text:span text:style-name="T6">composition</text:span> : </text:p>
      <text:p text:style-name="P1"/>
      <text:list xml:id="list1828876920" text:style-name="L1">
        <text:list-item>
          <text:p text:style-name="P8">plusieurs <text:span text:style-name="T1">postes informatiques</text:span> (postes clients)</text:p>
        </text:list-item>
        <text:list-item>
          <text:p text:style-name="P8">un ou plusieurs <text:span text:style-name="T1">commutateur</text:span> (switch). Cet outil permet de relier les postes clients, les serveurs, les imprimantes … </text:p>
        </text:list-item>
        <text:list-item>
          <text:p text:style-name="P8">Un <text:span text:style-name="T1">modem</text:span> (routeur) avec une passerelle pour se connecter au réseau <text:span text:style-name="T4">internet</text:span>. La passerelle permet de « filtrer » internet afin afin de sécuriser le réseau local : <text:span text:style-name="T4">Intranet</text:span>.</text:p>
          <text:p text:style-name="P8"/>
        </text:list-item>
      </text:list>
      <text:p text:style-name="P2">II/ <text:span text:style-name="T6">le réseau LAN</text:span> :</text:p>
      <text:list xml:id="list3026571416" text:style-name="L4">
        <text:list-header>
          <text:p text:style-name="P18"><text:span text:style-name="T9"/></text:p>
        </text:list-header>
        <text:list-item>
          <text:p text:style-name="P18"><text:span text:style-name="T9">Un réseau</text:span><text:span text:style-name="T2"> LAN</text:span><text:span text:style-name="T9"> (</text:span><text:span text:style-name="T5">intranet</text:span><text:span text:style-name="T9">) est un réseau privé (entreprise, collège, domicile). Ces matériels peuvent communiquer sans être reliés à internet.</text:span></text:p>
        </text:list-item>
        <text:list-item>
          <text:p text:style-name="P18"><text:span text:style-name="T9">Un réseau </text:span><text:span text:style-name="T2">LAN</text:span><text:span text:style-name="T9"> peut être relié à internet par l’intermédiaire d’une </text:span><text:span text:style-name="T2">passerelle</text:span><text:span text:style-name="T9"> (routeur). Un </text:span><text:span text:style-name="T2">protocole</text:span><text:span text:style-name="T9"> de communication est mis en place (sous forme de code binaire).</text:span></text:p>
        </text:list-item>
      </text:list>
      <text:p text:style-name="P17"><text:span text:style-name="T9"/></text:p>
      <text:p text:style-name="P6"><text:span text:style-name="T12">III/ </text:span><text:span text:style-name="T13">Les moyens de connexion</text:span><text:span text:style-name="T12"> :</text:span></text:p>
      <text:p text:style-name="P15"><text:span text:style-name="T8"/></text:p>
      <text:p text:style-name="P15"><text:span text:style-name="T8">Il existe deux types de connexion dans un réseau :</text:span></text:p>
      <text:list xml:id="list2500915330" text:style-name="L5">
        <text:list-item>
          <text:p text:style-name="P16"><text:soft-page-break/><text:span text:style-name="T8">Filaire (RJ45, câble Ethernet, fibre optique, câble téléphonique)</text:span></text:p>
        </text:list-item>
        <text:list-item>
          <text:p text:style-name="P16"><text:span text:style-name="T8">sans fil (Bluetooth, WIFI, liaison satellite …)</text:span></text:p>
        </text:list-item>
      </text:list>
      <text:p text:style-name="P15"><text:span text:style-name="T8"/></text:p>
      <text:p text:style-name="P6"><text:span text:style-name="T12">IV/ </text:span><text:span text:style-name="T13">Architecture réseau</text:span><text:span text:style-name="T12"> :</text:span></text:p>
      <text:p text:style-name="P15"><text:span text:style-name="T8"/></text:p>
      <text:p text:style-name="P15"><text:span text:style-name="T8">Il existe 3 architectures de réseau :</text:span></text:p>
      <text:p text:style-name="P15"><text:span text:style-name="T8"/></text:p>
      <text:p text:style-name="P15"><text:span text:style-name="T8"/></text:p>
      <text:p text:style-name="P15"><text:span text:style-name="T10">Réseau en anneau</text:span><text:span text:style-name="T8"> <text:s text:c="38"/></text:span><text:span text:style-name="T11">réseau maillé</text:span></text:p>
      <text:p text:style-name="P15"><draw:custom-shape text:anchor-type="paragraph" draw:z-index="0" draw:name="Forme1" draw:style-name="gr20" draw:text-style-name="P19" svg:width="2.117cm" svg:height="2.117cm" svg:x="1.6cm" svg:y="0.7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e3" draw:style-name="gr18" draw:text-style-name="P19" svg:width="0.579cm" svg:height="0.579cm" svg:x="2.51cm" svg:y="0.492cm"><text:p/><draw:enhanced-geometry svg:viewBox="0 0 21600 21600" draw:type="rectangle" draw:enhanced-path="M 0 0 L 21600 0 21600 21600 0 21600 0 0 Z N"/></draw:custom-shape><draw:custom-shape text:anchor-type="paragraph" draw:z-index="17" draw:name="Forme18" draw:style-name="gr7" draw:text-style-name="P19" svg:width="0.761cm" svg:height="0.761cm" svg:x="16.02cm" svg:y="0.559cm"><text:p/><draw:enhanced-geometry svg:viewBox="0 0 21600 21600" draw:type="rectangle" draw:enhanced-path="M 0 0 L 21600 0 21600 21600 0 21600 0 0 Z N"/></draw:custom-shape><text:span text:style-name="T8"/></text:p>
      <text:p text:style-name="P9"><draw:custom-shape text:anchor-type="paragraph" draw:z-index="1" draw:name="Forme2" draw:style-name="gr19" draw:text-style-name="P19" svg:width="0.463cm" svg:height="0.465cm" svg:x="1.683cm" svg:y="0.109cm"><text:p/><draw:enhanced-geometry svg:viewBox="0 0 21600 21600" draw:type="rectangle" draw:enhanced-path="M 0 0 L 21600 0 21600 21600 0 21600 0 0 Z N"/></draw:custom-shape><draw:custom-shape text:anchor-type="paragraph" draw:z-index="3" draw:name="Forme4" draw:style-name="gr17" draw:text-style-name="P19" svg:width="0.611cm" svg:height="0.611cm" svg:x="3.485cm" svg:y="0.459cm"><text:p/><draw:enhanced-geometry svg:viewBox="0 0 21600 21600" draw:type="rectangle" draw:enhanced-path="M 0 0 L 21600 0 21600 21600 0 21600 0 0 Z N"/></draw:custom-shape><draw:custom-shape text:anchor-type="paragraph" draw:z-index="22" draw:name="Forme23" draw:style-name="gr2" draw:text-style-name="P19" svg:width="0.81cm" svg:height="0.81cm" svg:x="12.614cm" svg:y="0.026cm"><text:p/><draw:enhanced-geometry svg:viewBox="0 0 21600 21600" draw:type="rectangle" draw:enhanced-path="M 0 0 L 21600 0 21600 21600 0 21600 0 0 Z N"/></draw:custom-shape><draw:line text:anchor-type="paragraph" draw:z-index="23" draw:name="Forme24" draw:style-name="gr1" draw:text-style-name="P19" svg:x1="14.896cm" svg:y1="1.482cm" svg:x2="16.152cm" svg:y2="0.589cm"><text:p/></draw:line><draw:line text:anchor-type="paragraph" draw:z-index="24" draw:name="Forme25" draw:style-name="gr1" draw:text-style-name="P19" svg:x1="16.02cm" svg:y1="0.309cm" svg:x2="13.506cm" svg:y2="0.441cm"><text:p/></draw:line><draw:line text:anchor-type="paragraph" draw:z-index="31" draw:name="Forme32" draw:style-name="gr1" draw:text-style-name="P19" svg:x1="17.145cm" svg:y1="1.912cm" svg:x2="16.632cm" svg:y2="0.589cm"><text:p/></draw:line><text:tab/><text:tab/><text:tab/> <text:s text:c="8"/><text:span text:style-name="T16"><text:s/></text:span><text:span text:style-name="T7">Réseau en étoile</text:span></text:p>
      <text:p text:style-name="P9"><draw:custom-shape text:anchor-type="paragraph" draw:z-index="4" draw:name="Forme5" draw:style-name="gr16" draw:text-style-name="P19" svg:width="0.613cm" svg:height="0.613cm" svg:x="3.268cm" svg:y="0.751cm"><text:p/><draw:enhanced-geometry svg:viewBox="0 0 21600 21600" draw:type="rectangle" draw:enhanced-path="M 0 0 L 21600 0 21600 21600 0 21600 0 0 Z N"/></draw:custom-shape><draw:custom-shape text:anchor-type="paragraph" draw:z-index="5" draw:name="Forme6" draw:style-name="gr15" draw:text-style-name="P19" svg:width="0.696cm" svg:height="0.696cm" svg:x="2.113cm" svg:y="1.014cm"><text:p/><draw:enhanced-geometry svg:viewBox="0 0 21600 21600" draw:type="rectangle" draw:enhanced-path="M 0 0 L 21600 0 21600 21600 0 21600 0 0 Z N"/></draw:custom-shape><draw:custom-shape text:anchor-type="paragraph" draw:z-index="6" draw:name="Forme7" draw:style-name="gr14" draw:text-style-name="P19" svg:width="0.563cm" svg:height="0.563cm" svg:x="1.302cm" svg:y="0.222cm"><text:p/><draw:enhanced-geometry svg:viewBox="0 0 21600 21600" draw:type="rectangle" draw:enhanced-path="M 0 0 L 21600 0 21600 21600 0 21600 0 0 Z N"/></draw:custom-shape><draw:custom-shape text:anchor-type="paragraph" draw:z-index="7" draw:name="Forme8" draw:style-name="gr13" draw:text-style-name="P19" svg:width="1.306cm" svg:height="1.306cm" svg:x="7.223cm" svg:y="1.513cm"><text:p/><draw:enhanced-geometry svg:viewBox="0 0 21600 21600" draw:type="rectangle" draw:enhanced-path="M 0 0 L 21600 0 21600 21600 0 21600 0 0 Z N"/></draw:custom-shape><draw:custom-shape text:anchor-type="paragraph" draw:z-index="8" draw:name="Forme9" draw:style-name="gr12" draw:text-style-name="P19" svg:width="0.449cm" svg:height="0.449cm" svg:x="7.569cm" svg:y="0.305cm"><text:p/><draw:enhanced-geometry svg:viewBox="0 0 21600 21600" draw:type="rectangle" draw:enhanced-path="M 0 0 L 21600 0 21600 21600 0 21600 0 0 Z N"/></draw:custom-shape><draw:custom-shape text:anchor-type="paragraph" draw:z-index="9" draw:name="Forme10" draw:style-name="gr11" draw:text-style-name="P19" svg:width="0.579cm" svg:height="0.579cm" svg:x="9.488cm" svg:y="1.415cm"><text:p/><draw:enhanced-geometry svg:viewBox="0 0 21600 21600" draw:type="rectangle" draw:enhanced-path="M 0 0 L 21600 0 21600 21600 0 21600 0 0 Z N"/></draw:custom-shape><draw:custom-shape text:anchor-type="paragraph" draw:z-index="10" draw:name="Forme11" draw:style-name="gr10" draw:text-style-name="P19" svg:width="0.431cm" svg:height="0.431cm" svg:x="5.833cm" svg:y="1.877cm"><text:p/><draw:enhanced-geometry svg:viewBox="0 0 21600 21600" draw:type="rectangle" draw:enhanced-path="M 0 0 L 21600 0 21600 21600 0 21600 0 0 Z N"/></draw:custom-shape><draw:custom-shape text:anchor-type="paragraph" draw:z-index="11" draw:name="Forme12" draw:style-name="gr9" draw:text-style-name="P19" svg:width="0.629cm" svg:height="0.629cm" svg:x="7.602cm" svg:y="3.877cm"><text:p/><draw:enhanced-geometry svg:viewBox="0 0 21600 21600" draw:type="rectangle" draw:enhanced-path="M 0 0 L 21600 0 21600 21600 0 21600 0 0 Z N"/></draw:custom-shape><draw:line text:anchor-type="paragraph" draw:z-index="12" draw:name="Forme13" draw:style-name="gr1" draw:text-style-name="P19" svg:x1="7.833cm" svg:y1="1.513cm" svg:x2="7.833cm" svg:y2="0.753cm"><text:p/></draw:line><draw:line text:anchor-type="paragraph" draw:z-index="13" draw:name="Forme14" draw:style-name="gr1" draw:text-style-name="P19" svg:x1="8.528cm" svg:y1="2.174cm" svg:x2="9.488cm" svg:y2="1.744cm"><text:p/></draw:line><draw:line text:anchor-type="paragraph" draw:z-index="14" draw:name="Forme15" draw:style-name="gr1" draw:text-style-name="P19" svg:x1="7.224cm" svg:y1="2.257cm" svg:x2="6.264cm" svg:y2="2.125cm"><text:p/></draw:line><draw:line text:anchor-type="paragraph" draw:z-index="15" draw:name="Forme16" draw:style-name="gr1" draw:text-style-name="P19" svg:x1="7.885cm" svg:y1="2.819cm" svg:x2="7.934cm" svg:y2="3.877cm"><text:p/></draw:line><draw:custom-shape text:anchor-type="paragraph" draw:z-index="16" draw:name="Forme17" draw:style-name="gr8" draw:text-style-name="P19" svg:width="1.638cm" svg:height="1.638cm" svg:x="13.804cm" svg:y="0.67cm"><text:p/><draw:enhanced-geometry svg:viewBox="0 0 21600 21600" draw:type="rectangle" draw:enhanced-path="M 0 0 L 21600 0 21600 21600 0 21600 0 0 Z N"/></draw:custom-shape><draw:line text:anchor-type="paragraph" draw:z-index="25" draw:name="Forme26" draw:style-name="gr1" draw:text-style-name="P19" svg:x1="13.804cm" svg:y1="1.099cm" svg:x2="13.06cm" svg:y2="0.191cm"><text:p/></draw:line><draw:line text:anchor-type="paragraph" draw:z-index="27" draw:name="Forme28" draw:style-name="gr1" draw:text-style-name="P19" svg:x1="12.961cm" svg:y1="1.381cm" svg:x2="13.026cm" svg:y2="0.106cm"><text:p/></draw:line></text:p>
      <text:p text:style-name="P9"><draw:custom-shape text:anchor-type="paragraph" draw:z-index="18" draw:name="Forme19" draw:style-name="gr6" draw:text-style-name="P19" svg:width="0.694cm" svg:height="0.694cm" svg:x="16.798cm" svg:y="0.452cm"><text:p/><draw:enhanced-geometry svg:viewBox="0 0 21600 21600" draw:type="rectangle" draw:enhanced-path="M 0 0 L 21600 0 21600 21600 0 21600 0 0 Z N"/></draw:custom-shape><draw:custom-shape text:anchor-type="paragraph" draw:z-index="21" draw:name="Forme22" draw:style-name="gr3" draw:text-style-name="P19" svg:width="0.53cm" svg:height="0.53cm" svg:x="12.712cm" svg:y="0.651cm"><text:p/><draw:enhanced-geometry svg:viewBox="0 0 21600 21600" draw:type="rectangle" draw:enhanced-path="M 0 0 L 21600 0 21600 21600 0 21600 0 0 Z N"/></draw:custom-shape></text:p>
      <text:p text:style-name="P9"><draw:line text:anchor-type="paragraph" draw:z-index="26" draw:name="Forme27" draw:style-name="gr1" draw:text-style-name="P19" svg:x1="13.805cm" svg:y1="0.333cm" svg:x2="13.242cm" svg:y2="0.217cm"><text:p/></draw:line><draw:line text:anchor-type="paragraph" draw:z-index="28" draw:name="Forme29" draw:style-name="gr1" draw:text-style-name="P19" svg:x1="12.943cm" svg:y1="0.45cm" svg:x2="13.373cm" svg:y2="2.186cm"><text:p/></draw:line><draw:line text:anchor-type="paragraph" draw:z-index="30" draw:name="Forme31" draw:style-name="gr1" draw:text-style-name="P19" svg:x1="16.632cm" svg:y1="1.592cm" svg:x2="17.211cm" svg:y2="0.415cm"><text:p/></draw:line><draw:line text:anchor-type="paragraph" draw:z-index="32" draw:name="Forme33" draw:style-name="gr1" draw:text-style-name="P19" svg:x1="15.441cm" svg:y1="0.102cm" svg:x2="16.797cm" svg:y2="0.035cm"><text:p/></draw:line></text:p>
      <text:p text:style-name="P9"><draw:custom-shape text:anchor-type="paragraph" draw:z-index="19" draw:name="Forme20" draw:style-name="gr5" draw:text-style-name="P20" svg:width="0.996cm" svg:height="0.996cm" svg:x="16.085cm" svg:y="0.727cm"><text:p/><draw:enhanced-geometry svg:viewBox="0 0 21600 21600" draw:type="rectangle" draw:enhanced-path="M 0 0 L 21600 0 21600 21600 0 21600 0 0 Z N"/></draw:custom-shape><draw:line text:anchor-type="paragraph" draw:z-index="33" draw:name="Forme34" draw:style-name="gr1" draw:text-style-name="P19" svg:x1="15.06cm" svg:y1="0.116cm" svg:x2="16.201cm" svg:y2="0.726cm"><text:p/></draw:line><draw:line text:anchor-type="paragraph" draw:z-index="34" draw:name="Forme35" draw:style-name="gr1" draw:text-style-name="P19" svg:x1="14.235cm" svg:y1="0.116cm" svg:x2="13.771cm" svg:y2="1.289cm"><text:p/></draw:line></text:p>
      <text:p text:style-name="P9"><draw:custom-shape text:anchor-type="paragraph" draw:z-index="20" draw:name="Forme21" draw:style-name="gr4" draw:text-style-name="P19" svg:width="0.86cm" svg:height="0.86cm" svg:x="12.912cm" svg:y="0.559cm"><text:p/><draw:enhanced-geometry svg:viewBox="0 0 21600 21600" draw:type="rectangle" draw:enhanced-path="M 0 0 L 21600 0 21600 21600 0 21600 0 0 Z N"/></draw:custom-shape><draw:line text:anchor-type="paragraph" draw:z-index="29" draw:name="Forme30" draw:style-name="gr1" draw:text-style-name="P19" svg:x1="13.771cm" svg:y1="0.989cm" svg:x2="16.085cm" svg:y2="0.476cm"><text:p/></draw:line></text:p>
      <text:p text:style-name="P9"/>
      <text:p text:style-name="P9"/>
      <text:p text:style-name="P9"/>
      <text:p text:style-name="P3">Internet est un réseau maillé. Pas d’équipement central d’interconnexion : <text:span text:style-name="T14">un toile (WEB)</text:span>.</text:p>
      <text:p text:style-name="P3"/>
      <text:p text:style-name="P10">Un <text:span text:style-name="T17">pare feu</text:span> (Firewall) est un logiciel qui permet d’établir une barrière entre le poste client et le monde extérieur pour empêcher les piratages.</text:p>
      <text:p text:style-name="P10"/>
      <text:p text:style-name="P4">V/ <text:span text:style-name="T6">Le protocole de communication</text:span> :</text:p>
      <text:p text:style-name="P11"/>
      <text:p text:style-name="P11">Pour échanger des informations, 2 ordinateurs doivent se reconnaître et se comprendre. Le plus connu est le <text:span text:style-name="T17">TCP/IP</text:span> : <text:span text:style-name="T17">protocole en couches</text:span>. Il découpe le message de façon à obtenir des paquets faciles à faire circuler sur le réseau.</text:p>
      <text:p text:style-name="P11"/>
      <text:p text:style-name="P11"><text:soft-page-break/><text:span text:style-name="T6">Adresse des postes</text:span> : Chaque ordinateur (ou équipement) est identifié par une adresse unique : <text:span text:style-name="T3">l’adresse IP</text:span>.</text:p>
      <text:p text:style-name="P11"/>
      <text:p text:style-name="P11"><text:tab/>N° pris dans l’intervalle 0 à 4294967295</text:p>
      <text:p text:style-name="P11"/>
      <text:p text:style-name="P12">Néanmoins pour simplifier cette adresse IP, elle se présente sous la forme de 4 nombres = 4 octets</text:p>
      <text:p text:style-name="P12"/>
      <text:p text:style-name="P12">Exemple : <text:s text:c="3"/><text:span text:style-name="T18">172 <text:s/>. <text:s text:c="2"/>16 </text:span><text:s text:c="2"/>. <text:s text:c="2"/><text:span text:style-name="T19">254 <text:s text:c="2"/>. <text:s text:c="2"/>1</text:span></text:p>
      <text:p text:style-name="P12"><text:span text:style-name="T19"/></text:p>
      <text:p text:style-name="P13"><text:s text:c="17"/>1 octet = 8 bits</text:p>
      <text:p text:style-name="P13"/>
      <text:p text:style-name="P13">1 octet peut prendre toutes les valeurs de <text:span text:style-name="T15">0</text:span> à <text:span text:style-name="T21">255</text:span>. Il s’exprime en binaire. <text:span text:style-name="T15">0 = 00000000</text:span> jusqu’à <text:span text:style-name="T21">255 = 11111111</text:span></text:p>
      <text:list xml:id="list1654517108" text:style-name="L6">
        <text:list-item>
          <text:p text:style-name="P14">Une <text:span text:style-name="T3">partie fixe</text:span> permettant d’identifier le numéro du réseau.</text:p>
        </text:list-item>
        <text:list-item>
          <text:p text:style-name="P14">Une <text:span text:style-name="T20">partie mobile</text:span> désignant le poste client : numéro d’hôte.</text:p>
          <text:p text:style-name="P14"/>
        </text:list-item>
      </text:list>
      <text:p text:style-name="P13"><text:span text:style-name="T22">Chaque ordinateur possède donc sa propre adresse IP.</text:span></text:p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4T09:05:04.617000000</meta:creation-date>
    <dc:date>2020-11-24T09:49:52.593000000</dc:date>
    <meta:editing-duration>PT22M42S</meta:editing-duration>
    <meta:editing-cycles>4</meta:editing-cycles>
    <meta:generator>LibreOffice/6.4.6.2$Windows_X86_64 LibreOffice_project/0ce51a4fd21bff07a5c061082cc82c5ed232f115</meta:generator>
    <meta:document-statistic meta:table-count="0" meta:image-count="0" meta:object-count="0" meta:page-count="3" meta:paragraph-count="34" meta:word-count="382" meta:character-count="2345" meta:non-whitespace-character-count="1921"/>
  </office:meta>
</office:document-meta>
</file>